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126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2.0882in"/>
    </style:style>
    <style:style style:name="co7" style:family="table-column">
      <style:table-column-properties fo:break-before="auto" style:column-width="1.9575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4728in"/>
    </style:style>
    <style:style style:name="co10" style:family="table-column">
      <style:table-column-properties fo:break-before="auto" style:column-width="2.661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experi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57" table:default-cell-style-name="ce1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voseed</text:p>
          </table:table-cell>
          <table:table-cell office:value-type="string" calcext:value-type="string">
            <text:p>Community type</text:p>
          </table:table-cell>
          <table:table-cell office:value-type="string" calcext:value-type="string">
            <text:p>Metabolic network at t_max</text:p>
          </table:table-cell>
          <table:table-cell office:value-type="string" calcext:value-type="string">
            <text:p>grid files</text:p>
          </table:table-cell>
          <table:table-cell/>
          <table:table-cell office:value-type="string" calcext:value-type="string">
            <text:p>Tested for metabolic dependency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02" calcext:value-type="float">
            <text:p>202</text:p>
          </table:table-cell>
          <table:table-cell table:number-columns-repeated="2" office:value-type="string" calcext:value-type="string">
            <text:p>CF</text:p>
          </table:table-cell>
          <table:table-cell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01" calcext:value-type="float">
            <text:p>301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302" calcext:value-type="float">
            <text:p>302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float" office:value="303" calcext:value-type="float">
            <text:p>303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06" calcext:value-type="float">
            <text:p>306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02" calcext:value-type="float">
            <text:p>402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403" calcext:value-type="float">
            <text:p>4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06" calcext:value-type="float">
            <text:p>406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407" calcext:value-type="float">
            <text:p>407</text:p>
          </table:table-cell>
          <table:table-cell table:number-columns-repeated="6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08" calcext:value-type="float">
            <text:p>408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09" calcext:value-type="float">
            <text:p>409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01" calcext:value-type="float">
            <text:p>501</text:p>
          </table:table-cell>
          <table:table-cell table:number-columns-repeated="6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502" calcext:value-type="float">
            <text:p>502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504" calcext:value-type="float">
            <text:p>504</text:p>
          </table:table-cell>
          <table:table-cell table:number-columns-repeated="6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505" calcext:value-type="float">
            <text:p>505</text:p>
          </table:table-cell>
          <table:table-cell table:number-columns-repeated="6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506" calcext:value-type="float">
            <text:p>506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601" calcext:value-type="float">
            <text:p>601</text:p>
          </table:table-cell>
          <table:table-cell table:number-columns-repeated="6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602" calcext:value-type="float">
            <text:p>602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603" calcext:value-type="float">
            <text:p>603</text:p>
          </table:table-cell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604" calcext:value-type="float">
            <text:p>604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605" calcext:value-type="float">
            <text:p>605</text:p>
          </table:table-cell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606" calcext:value-type="float">
            <text:p>606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701" calcext:value-type="float">
            <text:p>701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703" calcext:value-type="float">
            <text:p>7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704" calcext:value-type="float">
            <text:p>704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705" calcext:value-type="float">
            <text:p>705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706" calcext:value-type="float">
            <text:p>706</text:p>
          </table:table-cell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801" calcext:value-type="float">
            <text:p>801</text:p>
          </table:table-cell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802" calcext:value-type="float">
            <text:p>802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803" calcext:value-type="float">
            <text:p>803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804" calcext:value-type="float">
            <text:p>804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6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806" calcext:value-type="float">
            <text:p>806</text:p>
          </table:table-cell>
          <table:table-cell table:number-columns-repeated="6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901" calcext:value-type="float">
            <text:p>90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902" calcext:value-type="float">
            <text:p>902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903" calcext:value-type="float">
            <text:p>903</text:p>
          </table:table-cell>
          <table:table-cell table:number-columns-repeated="6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904" calcext:value-type="float">
            <text:p>904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905" calcext:value-type="float">
            <text:p>905</text:p>
          </table:table-cell>
          <table:table-cell table:number-columns-repeated="6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906" calcext:value-type="float">
            <text:p>906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/>
          <table:table-cell office:value-type="string" calcext:value-type="string">
            <text:p>CF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move lineage" table:style-name="ta1">
        <table:table-column table:style-name="co2" table:default-cell-style-name="Default"/>
        <table:table-row table:style-name="ro1">
          <table:table-cell/>
        </table:table-row>
      </table:table>
      <table:table table:name="mixing" table:style-name="ta1">
        <table:table-column table:style-name="co2" table:default-cell-style-name="Default"/>
        <table:table-row table:style-name="ro1">
          <table:table-cell/>
        </table:table-row>
      </table:table>
      <table:table table:name="Data used for figures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020" table:default-cell-style-name="Default"/>
        <table:table-row table:style-name="ro1">
          <table:table-cell table:style-name="ce11" office:value-type="string" calcext:value-type="string">
            <text:p>Figure</text:p>
          </table:table-cell>
          <table:table-cell table:style-name="ce11" office:value-type="string" calcext:value-type="string">
            <text:p>Experiment</text:p>
          </table:table-cell>
          <table:table-cell table:style-name="ce11" office:value-type="string" calcext:value-type="string">
            <text:p>folder name</text:p>
          </table:table-cell>
          <table:table-cell table:style-name="ce11" office:value-type="string" calcext:value-type="string">
            <text:p>files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Supplementary Fig. 1</text:p>
          </table:table-cell>
          <table:table-cell office:value-type="string" calcext:value-type="string">
            <text:p>main experiment</text:p>
          </table:table-cell>
          <table:table-cell/>
          <table:table-cell table:style-name="ce13" office:value-type="string" calcext:value-type="string">
            <text:p>“data/population_dat/species_counts.csv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lementary Fig.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ementary Fig ??</text:p>
          </table:table-cell>
          <table:table-cell office:value-type="string" calcext:value-type="string">
            <text:p>transcription cos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main experiment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Figure 3 </text:p>
          </table:table-cell>
          <table:table-cell office:value-type="string" calcext:value-type="string">
            <text:p>lineage removal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gure 4</text:p>
          </table:table-cell>
          <table:table-cell office:value-type="string" calcext:value-type="string">
            <text:p>main experimen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igure 5</text:p>
          </table:table-cell>
          <table:table-cell office:value-type="string" calcext:value-type="string">
            <text:p>main experimen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xing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6:56:16.750748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15:38:00.257351549</meta:creation-date>
    <dc:date>2020-05-24T16:57:22.900763188</dc:date>
    <meta:editing-duration>PT1H53M16S</meta:editing-duration>
    <meta:editing-cycles>8</meta:editing-cycles>
    <meta:generator>LibreOffice/6.4.3.2$Linux_X86_64 LibreOffice_project/85aa6f776c6af63185291a519637a4f7af4e8a3b</meta:generator>
    <meta:document-statistic meta:table-count="4" meta:cell-count="179" meta:object-count="0"/>
  </office:meta>
</office:document-meta>
</file>